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4832" officeooo:paragraph-rsid="0021483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ec8" officeooo:paragraph-rsid="00214832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214832"/>
    </style:style>
    <style:style style:name="T6" style:family="text">
      <style:text-properties officeooo:rsid="00214832"/>
    </style:style>
    <style:style style:name="T7" style:family="text">
      <style:text-properties officeooo:rsid="00214f08"/>
    </style:style>
    <style:style style:name="T8" style:family="text">
      <style:text-properties officeooo:rsid="0021c7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5">18th</text:span> of <text:span text:style-name="T4">November</text:span><text:span text:style-name="T3"> </text:span>202<text:span text:style-name="T3">5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2">Constitutes the need to name the Ocean to the <text:span text:style-name="T7">north</text:span> of Azuria. Current proposals to be voted on are: Mayhategerian, Mao Zedong Ocean, Sea of Berghosan, <text:span text:style-name="T8">the Batman Ocean</text:span>. The vote shall be performed using the Germania Ranked Voting system as with the Council Elections in Discord.</text:p>
      <text:p text:style-name="P1"/>
      <text:p text:style-name="P1">And proceeds.</text:p>
      <text:p text:style-name="P1"/>
      <text:p text:style-name="P1">Signed by,</text:p>
      <text:p text:style-name="P3">Procedural, adjourned motion M50-1§<text:span text:style-name="T6">2.2</text:span></text:p>
      <text:p text:style-name="P1"/>
      <text:p text:style-name="P1"/>
      <text:p text:style-name="P1"/>
      <text:p text:style-name="Standard"><text:span text:style-name="T1">[</text:span><text:span text:style-name="T2">Motion 53-2: To name the Northern oce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34:27.843256672</dc:date>
    <meta:editing-duration>PT5M8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83" meta:character-count="517" meta:non-whitespace-character-count="441"/>
  </office:meta>
</office:document-meta>
</file>